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78e" officeooo:paragraph-rsid="000137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 g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2-12-02T20:29:24.452000000</dc:date>
    <meta:editing-duration>PT13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</office:meta>
</office:document-meta>
</file>